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6E0000012822F343AE3D3366C5.png" manifest:media-type="image/png"/>
  <manifest:file-entry manifest:full-path="Pictures/10000201000001B10000019DE7393C0BE8DC843C.png" manifest:media-type="image/png"/>
  <manifest:file-entry manifest:full-path="Pictures/100002010000040000000186480094763FB48B52.png" manifest:media-type="image/png"/>
  <manifest:file-entry manifest:full-path="Pictures/100002010000036500000400FD0D74A21A29503D.png" manifest:media-type="image/png"/>
  <manifest:file-entry manifest:full-path="Pictures/100002010000011000000053392D80E6C5E3D97D.png" manifest:media-type="image/png"/>
  <manifest:file-entry manifest:full-path="Pictures/100002010000014C0000014E3C2866CF3DA2E037.png" manifest:media-type="image/png"/>
  <manifest:file-entry manifest:full-path="Pictures/10000201000000A300000165344BF3FE8E33F5A9.png" manifest:media-type="image/png"/>
  <manifest:file-entry manifest:full-path="Pictures/10000201000004000000021704C55DB113C26D61.png" manifest:media-type="image/png"/>
  <manifest:file-entry manifest:full-path="Pictures/100002010000040000000229FA53BAFACE0C40A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0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color="#b9b9a8" draw:fill-color="#fffacd" draw:textarea-horizontal-align="justify" draw:textarea-vertical-align="bottom" draw:auto-grow-height="false" fo:min-height="1.65cm" fo:min-width="6.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b9b9a8" draw:fill-color="#fffff0" draw:textarea-horizontal-align="justify" draw:textarea-vertical-align="bottom" draw:auto-grow-height="false" fo:min-height="0.95cm" fo:min-width="1.8cm"/>
      <style:paragraph-properties style:writing-mode="lr-tb"/>
    </style:style>
    <style:style style:name="gr5" style:family="graphic" style:parent-style-name="standard">
      <style:graphic-properties svg:stroke-color="#4f5a6b" draw:fill-color="#172942" draw:textarea-horizontal-align="justify" draw:textarea-vertical-align="bottom" draw:auto-grow-height="false" fo:min-height="1.31cm" fo:min-width="6.4cm"/>
      <style:paragraph-properties style:writing-mode="lr-tb"/>
    </style:style>
    <style:style style:name="gr6" style:family="graphic" style:parent-style-name="objectwithoutfill">
      <style:graphic-properties svg:stroke-width="0.08cm" svg:stroke-color="#172942" draw:marker-start-width="0.32cm" draw:marker-end="Arrow" draw:marker-end-width="0.42cm" draw:fill="solid" draw:textarea-vertical-align="middle" fo:padding-top="0.165cm" fo:padding-bottom="0.165cm" fo:padding-left="0.29cm" fo:padding-right="0.29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color="#fc5c00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-color="#fffacd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0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-color="#172942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c5c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fc5c00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frame draw:style-name="gr1" draw:text-style-name="P2" draw:layer="layout" svg:width="3.041cm" svg:height="0.955cm" svg:x="6.359cm" svg:y="7.472cm">
            <draw:text-box>
              <text:p text:style-name="P1"><text:span text:style-name="T1">Host:</text:span><text:span text:style-name="T2"> wpvs.de</text:span></text:p>
              <text:p text:style-name="P1"><text:span text:style-name="T1">IPv4:</text:span><text:span text:style-name="T2"> 84.38.65.145</text:span></text:p>
              <text:p text:style-name="P1"><text:span text:style-name="T1">IPv6:</text:span><text:span text:style-name="T2"> 2a00:5080:1:2a::1</text:span></text:p>
            </draw:text-box>
          </draw:frame>
          <draw:g>
            <draw:g>
              <draw:custom-shape draw:style-name="gr2" draw:text-style-name="P4" draw:layer="layout" svg:width="6.9cm" svg:height="1.9cm" svg:x="8.9cm" svg:y="5.563cm">
                <text:p text:style-name="P3"><text:span text:style-name="T3">Linux-Betriebssystem</text:span></text:p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1.098cm" svg:height="1.294cm" svg:x="11.801cm" svg:y="5.663cm">
                <draw:image xlink:href="Pictures/100002010000036500000400FD0D74A21A29503D.png" xlink:type="simple" xlink:show="embed" xlink:actuate="onLoad" loext:mime-type="image/png">
                  <text:p/>
                </draw:image>
              </draw:frame>
            </draw:g>
            <draw:g>
              <draw:custom-shape draw:style-name="gr4" draw:text-style-name="P6" draw:layer="layout" svg:width="2.3cm" svg:height="1.2cm" svg:x="8.9cm" svg:y="4.363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2cm" svg:height="0.76cm" svg:x="9.05cm" svg:y="4.583cm">
                <draw:image xlink:href="Pictures/100002010000040000000186480094763FB48B52.png" xlink:type="simple" xlink:show="embed" xlink:actuate="onLoad" loext:mime-type="image/png">
                  <text:p/>
                </draw:image>
              </draw:frame>
            </draw:g>
            <draw:g>
              <draw:custom-shape draw:style-name="gr4" draw:text-style-name="P6" draw:layer="layout" svg:width="2.3cm" svg:height="1.2cm" svg:x="11.2cm" svg:y="4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5" draw:layer="layout" svg:width="2cm" svg:height="0.6cm" svg:x="11.35cm" svg:y="4.663cm">
                <draw:image xlink:href="Pictures/100002010000011000000053392D80E6C5E3D97D.png" xlink:type="simple" xlink:show="embed" xlink:actuate="onLoad" loext:mime-type="image/png">
                  <text:p/>
                </draw:image>
              </draw:frame>
            </draw:g>
            <draw:g>
              <draw:custom-shape draw:style-name="gr4" draw:text-style-name="P6" draw:layer="layout" svg:width="2.3cm" svg:height="1.2cm" svg:x="13.5cm" svg:y="4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5" draw:layer="layout" svg:width="1.2cm" svg:height="0.63cm" svg:x="14.05cm" svg:y="4.648cm">
                <draw:image xlink:href="Pictures/100002010000040000000229FA53BAFACE0C40A9.png" xlink:type="simple" xlink:show="embed" xlink:actuate="onLoad" loext:mime-type="image/png">
                  <text:p/>
                </draw:image>
              </draw:frame>
            </draw:g>
            <draw:g>
              <draw:custom-shape draw:style-name="gr5" draw:text-style-name="P7" draw:layer="layout" svg:width="6.9cm" svg:height="1.56cm" svg:x="8.9cm" svg:y="2.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3cm" svg:height="1.56cm" svg:x="10.85cm" svg:y="2.8cm">
                <draw:image xlink:href="Pictures/10000201000004000000021704C55DB113C26D61.png" xlink:type="simple" xlink:show="embed" xlink:actuate="onLoad" loext:mime-type="image/png">
                  <text:p/>
                </draw:image>
              </draw:frame>
            </draw:g>
            <draw:frame draw:style-name="gr3" draw:text-style-name="P5" draw:layer="layout" svg:width="2cm" svg:height="4.38cm" svg:x="7cm" svg:y="3.004cm">
              <draw:image xlink:href="Pictures/10000201000000A300000165344BF3FE8E33F5A9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1.512cm" svg:height="1.441cm" svg:x="8.288cm" svg:y="6.404cm">
              <draw:image xlink:href="Pictures/10000201000001B10000019DE7393C0BE8DC843C.png" xlink:type="simple" xlink:show="embed" xlink:actuate="onLoad" loext:mime-type="image/png">
                <text:p/>
              </draw:image>
            </draw:frame>
          </draw:g>
        </draw:g>
        <draw:frame draw:style-name="gr3" draw:text-style-name="P5" draw:layer="layout" svg:width="2.4cm" svg:height="2.415cm" svg:x="0.8cm" svg:y="2.985cm">
          <draw:image xlink:href="Pictures/100002010000014C0000014E3C2866CF3DA2E037.png" xlink:type="simple" xlink:show="embed" xlink:actuate="onLoad" loext:mime-type="image/png">
            <text:p/>
          </draw:image>
        </draw:frame>
        <draw:line draw:style-name="gr6" draw:text-style-name="P8" draw:layer="layout" svg:x1="3.2cm" svg:y1="6.2cm" svg:x2="6.8cm" svg:y2="6.2cm">
          <text:p/>
        </draw:line>
        <draw:frame draw:style-name="gr3" draw:text-style-name="P5" draw:layer="layout" svg:width="2cm" svg:height="1.618cm" svg:x="1.1cm" svg:y="5.382cm">
          <draw:image xlink:href="Pictures/100002010000016E0000012822F343AE3D3366C5.png" xlink:type="simple" xlink:show="embed" xlink:actuate="onLoad" loext:mime-type="image/png">
            <text:p/>
          </draw:image>
        </draw:frame>
        <draw:line draw:style-name="gr6" draw:text-style-name="P8" draw:layer="layout" svg:x1="3.2cm" svg:y1="4.4cm" svg:x2="6.8cm" svg:y2="4.4cm">
          <text:p/>
        </draw:line>
        <draw:frame presentation:style-name="pr1" draw:text-style-name="P9" draw:layer="layout" svg:width="15.159cm" svg:height="0.8cm" svg:x="0.801cm" svg:y="0.8cm" presentation:class="title" presentation:user-transformed="true">
          <draw:text-box>
            <text:p><text:span text:style-name="T4">Installation von Ownclou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6cm" fo:margin-bottom="0cm" fo:text-indent="0cm"/>
      <style:text-properties fo:font-size="1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3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1" fo:font-family="'Liberation Sans'" style:font-family-generic="swiss" style:font-pitch="variable" fo:font-size="29.2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6pt" style:font-size-complex="26pt"/>
    </style:style>
    <style:style style:name="MT3" style:family="text">
      <style:text-properties fo:font-size="14pt" style:font-size-asian="20pt" style:font-size-complex="20pt"/>
    </style:style>
    <style:style style:name="MT4" style:family="text">
      <style:text-properties fo:font-size="13pt" style:font-size-asian="18pt" style:font-size-complex="18pt"/>
    </style:style>
    <style:style style:name="MT5" style:family="text">
      <style:text-properties fo:font-size="11pt" style:font-size-asian="15pt" style:font-size-complex="15pt"/>
    </style:style>
    <style:style style:name="MT6" style:family="text">
      <style:text-properties fo:font-size="10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Mpr1" draw:text-style-name="MP5" draw:layer="backgroundobjects" svg:width="15.159cm" svg:height="0.8cm" svg:x="0.8cm" svg:y="0.8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5" draw:layer="backgroundobjects" svg:width="15.2cm" svg:height="7.6cm" svg:x="0.8cm" svg:y="2.2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3-22T17:01:23.530690920</meta:creation-date>
    <dc:date>2020-04-08T00:58:53.345700478</dc:date>
    <dc:creator>Dennis Schulmeister-Zimolong</dc:creator>
    <meta:editing-duration>PT1H26M18S</meta:editing-duration>
    <meta:editing-cycles>27</meta:editing-cycles>
    <meta:generator>LibreOffice/6.3.5.2$Linux_X86_64 LibreOffice_project/30$Build-2</meta:generator>
    <meta:document-statistic meta:object-count="45"/>
  </office:meta>
</office:document-meta>
</file>